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ac06" officeooo:paragraph-rsid="000cac06"/>
    </style:style>
    <style:style style:name="P2" style:family="paragraph" style:parent-style-name="Standard">
      <style:text-properties officeooo:rsid="000e5f83" officeooo:paragraph-rsid="000e5f83"/>
    </style:style>
    <style:style style:name="P3" style:family="paragraph" style:parent-style-name="Standard">
      <style:text-properties officeooo:rsid="00120a32" officeooo:paragraph-rsid="0041c1e3"/>
    </style:style>
    <style:style style:name="P4" style:family="paragraph" style:parent-style-name="Standard">
      <style:text-properties officeooo:rsid="00140259" officeooo:paragraph-rsid="00140259"/>
    </style:style>
    <style:style style:name="P5" style:family="paragraph" style:parent-style-name="Standard">
      <style:text-properties officeooo:paragraph-rsid="000cac06"/>
    </style:style>
    <style:style style:name="P6" style:family="paragraph" style:parent-style-name="Standard">
      <style:text-properties officeooo:rsid="00245ed0" officeooo:paragraph-rsid="00245ed0"/>
    </style:style>
    <style:style style:name="P7" style:family="paragraph" style:parent-style-name="Standard">
      <style:text-properties officeooo:rsid="002859c0" officeooo:paragraph-rsid="002859c0"/>
    </style:style>
    <style:style style:name="P8" style:family="paragraph" style:parent-style-name="Standard">
      <style:text-properties officeooo:rsid="002f0ada" officeooo:paragraph-rsid="002f9513"/>
    </style:style>
    <style:style style:name="P9" style:family="paragraph" style:parent-style-name="Standard">
      <style:text-properties officeooo:rsid="00440f8a" officeooo:paragraph-rsid="00440f8a"/>
    </style:style>
    <style:style style:name="P10" style:family="paragraph" style:parent-style-name="Standard">
      <style:text-properties style:text-position="0% 100%" fo:font-weight="normal" officeooo:rsid="002bb766" officeooo:paragraph-rsid="002a044b" style:font-weight-asian="normal" style:font-weight-complex="normal"/>
    </style:style>
    <style:style style:name="P11" style:family="paragraph" style:parent-style-name="Standard">
      <style:text-properties style:text-position="0% 100%" fo:font-weight="normal" officeooo:rsid="0020c629" officeooo:paragraph-rsid="0020c629" style:font-weight-asian="normal" style:font-weight-complex="normal"/>
    </style:style>
    <style:style style:name="P12" style:family="paragraph" style:parent-style-name="Standard">
      <style:text-properties officeooo:rsid="005a4a8c" officeooo:paragraph-rsid="005a4a8c"/>
    </style:style>
    <style:style style:name="P13" style:family="paragraph" style:parent-style-name="Standard">
      <style:text-properties officeooo:rsid="005e115f" officeooo:paragraph-rsid="005e115f"/>
    </style:style>
    <style:style style:name="P14" style:family="paragraph" style:parent-style-name="Standard">
      <style:text-properties fo:font-weight="bold" officeooo:rsid="005e115f" officeooo:paragraph-rsid="005e115f" style:font-weight-asian="bold" style:font-weight-complex="bold"/>
    </style:style>
    <style:style style:name="P15" style:family="paragraph" style:parent-style-name="Standard">
      <style:text-properties officeooo:rsid="005f990a" officeooo:paragraph-rsid="005f990a"/>
    </style:style>
    <style:style style:name="P16" style:family="paragraph" style:parent-style-name="Standard" style:list-style-name="L1">
      <style:text-properties officeooo:rsid="005f990a" officeooo:paragraph-rsid="005f990a"/>
    </style:style>
    <style:style style:name="P17" style:family="paragraph" style:parent-style-name="Standard" style:list-style-name="L2">
      <style:text-properties officeooo:rsid="005f990a" officeooo:paragraph-rsid="005f990a"/>
    </style:style>
    <style:style style:name="P18" style:family="paragraph" style:parent-style-name="Standard" style:list-style-name="L1">
      <style:text-properties officeooo:rsid="0068bfaf" officeooo:paragraph-rsid="0068bfaf"/>
    </style:style>
    <style:style style:name="P19" style:family="paragraph" style:parent-style-name="Standard" style:list-style-name="L1">
      <style:text-properties officeooo:rsid="006c944c" officeooo:paragraph-rsid="006c944c"/>
    </style:style>
    <style:style style:name="P20" style:family="paragraph" style:parent-style-name="Standard" style:list-style-name="L2">
      <style:text-properties officeooo:rsid="00601e8d" officeooo:paragraph-rsid="00601e8d"/>
    </style:style>
    <style:style style:name="P21" style:family="paragraph" style:parent-style-name="Standard" style:list-style-name="L2">
      <style:text-properties officeooo:rsid="0064b312" officeooo:paragraph-rsid="0064b312"/>
    </style:style>
    <style:style style:name="P22" style:family="paragraph" style:parent-style-name="Standard" style:list-style-name="L2">
      <style:text-properties fo:font-weight="normal" officeooo:rsid="00601e8d" officeooo:paragraph-rsid="00635484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601e8d" officeooo:paragraph-rsid="0064b312" style:font-weight-asian="normal" style:font-weight-complex="normal"/>
    </style:style>
    <style:style style:name="P24" style:family="paragraph" style:parent-style-name="Standard" style:list-style-name="L3">
      <style:text-properties fo:font-weight="normal" officeooo:rsid="00601e8d" officeooo:paragraph-rsid="00601e8d" style:font-weight-asian="normal" style:font-weight-complex="normal"/>
    </style:style>
    <style:style style:name="P25" style:family="paragraph" style:parent-style-name="Standard" style:list-style-name="L3">
      <style:text-properties fo:font-weight="normal" officeooo:rsid="006ae3a4" officeooo:paragraph-rsid="006ae3a4" style:font-weight-asian="normal" style:font-weight-complex="normal"/>
    </style:style>
    <style:style style:name="P26" style:family="paragraph" style:parent-style-name="Standard" style:list-style-name="L4">
      <style:text-properties fo:font-weight="normal" officeooo:rsid="00610fe7" officeooo:paragraph-rsid="00610fe7" style:font-weight-asian="normal" style:font-weight-complex="normal"/>
    </style:style>
    <style:style style:name="P27" style:family="paragraph" style:parent-style-name="Standard" style:list-style-name="L2">
      <style:text-properties officeooo:rsid="00635484" officeooo:paragraph-rsid="00635484"/>
    </style:style>
    <style:style style:name="P28" style:family="paragraph" style:parent-style-name="Standard" style:list-style-name="L5">
      <style:text-properties officeooo:rsid="00120a32" officeooo:paragraph-rsid="00120a32"/>
    </style:style>
    <style:style style:name="P29" style:family="paragraph" style:parent-style-name="Standard" style:list-style-name="L5">
      <style:text-properties officeooo:rsid="00120a32" officeooo:paragraph-rsid="0041c1e3"/>
    </style:style>
    <style:style style:name="P30" style:family="paragraph" style:parent-style-name="Standard" style:list-style-name="L5">
      <style:text-properties officeooo:rsid="002859c0" officeooo:paragraph-rsid="002859c0"/>
    </style:style>
    <style:style style:name="P31" style:family="paragraph" style:parent-style-name="Standard" style:list-style-name="L5">
      <style:text-properties officeooo:rsid="002a044b" officeooo:paragraph-rsid="002a044b"/>
    </style:style>
    <style:style style:name="P32" style:family="paragraph" style:parent-style-name="Standard" style:list-style-name="L5">
      <style:text-properties officeooo:rsid="0048008b" officeooo:paragraph-rsid="0048008b"/>
    </style:style>
    <style:style style:name="P33" style:family="paragraph" style:parent-style-name="Standard" style:list-style-name="L5">
      <style:text-properties style:text-position="0% 100%" fo:font-weight="normal" officeooo:rsid="004aeec2" officeooo:paragraph-rsid="004aeec2" style:font-weight-asian="normal" style:font-weight-complex="normal"/>
    </style:style>
    <style:style style:name="P34" style:family="paragraph" style:parent-style-name="Standard" style:list-style-name="L5">
      <style:text-properties officeooo:rsid="001fe4ee" officeooo:paragraph-rsid="001fe4ee"/>
    </style:style>
    <style:style style:name="P35" style:family="paragraph" style:parent-style-name="Standard" style:list-style-name="L5">
      <style:text-properties officeooo:rsid="0020c629" officeooo:paragraph-rsid="0020c629"/>
    </style:style>
    <style:style style:name="P36" style:family="paragraph" style:parent-style-name="Standard" style:list-style-name="L5">
      <style:text-properties officeooo:rsid="00370d17" officeooo:paragraph-rsid="00370d17"/>
    </style:style>
    <style:style style:name="P37" style:family="paragraph" style:parent-style-name="Standard" style:list-style-name="L5">
      <style:text-properties officeooo:rsid="0041c1e3" officeooo:paragraph-rsid="0041c1e3"/>
    </style:style>
    <style:style style:name="P38" style:family="paragraph" style:parent-style-name="Standard" style:list-style-name="L5">
      <style:text-properties officeooo:rsid="0045badd" officeooo:paragraph-rsid="0045badd"/>
    </style:style>
    <style:style style:name="P39" style:family="paragraph" style:parent-style-name="Standard" style:list-style-name="L5">
      <style:text-properties officeooo:rsid="0030ad41" officeooo:paragraph-rsid="0030ad41"/>
    </style:style>
    <style:style style:name="P40" style:family="paragraph" style:parent-style-name="Standard" style:list-style-name="L5">
      <style:text-properties officeooo:rsid="0015c272" officeooo:paragraph-rsid="0015c272"/>
    </style:style>
    <style:style style:name="P41" style:family="paragraph" style:parent-style-name="Standard" style:list-style-name="L5">
      <style:text-properties officeooo:rsid="00140259" officeooo:paragraph-rsid="00140259"/>
    </style:style>
    <style:style style:name="P42" style:family="paragraph" style:parent-style-name="Standard" style:list-style-name="L5">
      <style:text-properties officeooo:rsid="0019d18f" officeooo:paragraph-rsid="0019d18f"/>
    </style:style>
    <style:style style:name="P43" style:family="paragraph" style:parent-style-name="Standard" style:list-style-name="L5">
      <style:text-properties officeooo:rsid="00167792" officeooo:paragraph-rsid="00167792"/>
    </style:style>
    <style:style style:name="P44" style:family="paragraph" style:parent-style-name="Standard" style:list-style-name="L5">
      <style:text-properties officeooo:rsid="001813e5" officeooo:paragraph-rsid="001813e5"/>
    </style:style>
    <style:style style:name="P45" style:family="paragraph" style:parent-style-name="Standard" style:list-style-name="L5">
      <style:text-properties officeooo:rsid="003446b7" officeooo:paragraph-rsid="003446b7"/>
    </style:style>
    <style:style style:name="P46" style:family="paragraph" style:parent-style-name="Standard" style:list-style-name="L5">
      <style:text-properties officeooo:rsid="004f4c6e" officeooo:paragraph-rsid="004f4c6e"/>
    </style:style>
    <style:style style:name="P47" style:family="paragraph" style:parent-style-name="Standard" style:list-style-name="L5">
      <style:text-properties officeooo:rsid="00245ed0" officeooo:paragraph-rsid="00245ed0"/>
    </style:style>
    <style:style style:name="P48" style:family="paragraph" style:parent-style-name="Standard" style:list-style-name="L5">
      <style:text-properties officeooo:rsid="002f0ada" officeooo:paragraph-rsid="002f0ada"/>
    </style:style>
    <style:style style:name="P49" style:family="paragraph" style:parent-style-name="Standard" style:list-style-name="L5">
      <style:text-properties officeooo:rsid="002f0ada" officeooo:paragraph-rsid="002f9513"/>
    </style:style>
    <style:style style:name="P50" style:family="paragraph" style:parent-style-name="Standard" style:list-style-name="L5">
      <style:text-properties officeooo:rsid="002f9513" officeooo:paragraph-rsid="002f9513"/>
    </style:style>
    <style:style style:name="P51" style:family="paragraph" style:parent-style-name="Standard" style:list-style-name="L5">
      <style:text-properties officeooo:rsid="004bfe4a" officeooo:paragraph-rsid="004bfe4a"/>
    </style:style>
    <style:style style:name="P52" style:family="paragraph" style:parent-style-name="Standard" style:list-style-name="L5">
      <style:text-properties officeooo:rsid="004e416c" officeooo:paragraph-rsid="004e416c"/>
    </style:style>
    <style:style style:name="P53" style:family="paragraph" style:parent-style-name="Standard" style:list-style-name="L5">
      <style:text-properties officeooo:rsid="00440f8a" officeooo:paragraph-rsid="00440f8a"/>
    </style:style>
    <style:style style:name="T1" style:family="text">
      <style:text-properties officeooo:rsid="000cac06"/>
    </style:style>
    <style:style style:name="T2" style:family="text">
      <style:text-properties officeooo:rsid="001ad571"/>
    </style:style>
    <style:style style:name="T3" style:family="text">
      <style:text-properties officeooo:rsid="001d1f2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1fe4ee" style:font-weight-asian="normal" style:font-weight-complex="normal"/>
    </style:style>
    <style:style style:name="T7" style:family="text">
      <style:text-properties style:text-position="0% 100%" fo:font-weight="normal" officeooo:rsid="002bb766" style:font-weight-asian="normal" style:font-weight-complex="normal"/>
    </style:style>
    <style:style style:name="T8" style:family="text">
      <style:text-properties style:text-position="0% 100%" fo:font-weight="normal" officeooo:rsid="002c610d" style:font-weight-asian="normal" style:font-weight-complex="normal"/>
    </style:style>
    <style:style style:name="T9" style:family="text">
      <style:text-properties style:text-position="0% 100%" fo:font-weight="normal" officeooo:rsid="0035bfbc" style:font-weight-asian="normal" style:font-weight-complex="normal"/>
    </style:style>
    <style:style style:name="T10" style:family="text">
      <style:text-properties style:text-position="0% 100%" fo:font-weight="normal" officeooo:rsid="00371542" style:font-weight-asian="normal" style:font-weight-complex="normal"/>
    </style:style>
    <style:style style:name="T11" style:family="text">
      <style:text-properties style:text-position="0% 100%" fo:font-weight="normal" officeooo:rsid="004162e1" style:font-weight-asian="normal" style:font-weight-complex="normal"/>
    </style:style>
    <style:style style:name="T12" style:family="text">
      <style:text-properties officeooo:rsid="002953e3"/>
    </style:style>
    <style:style style:name="T13" style:family="text">
      <style:text-properties officeooo:rsid="002d6136"/>
    </style:style>
    <style:style style:name="T14" style:family="text">
      <style:text-properties officeooo:rsid="002d6208"/>
    </style:style>
    <style:style style:name="T15" style:family="text">
      <style:text-properties officeooo:rsid="002d98b3"/>
    </style:style>
    <style:style style:name="T16" style:family="text">
      <style:text-properties officeooo:rsid="002f9513"/>
    </style:style>
    <style:style style:name="T17" style:family="text">
      <style:text-properties officeooo:rsid="0034e025"/>
    </style:style>
    <style:style style:name="T18" style:family="text">
      <style:text-properties officeooo:rsid="003aa8ba"/>
    </style:style>
    <style:style style:name="T19" style:family="text">
      <style:text-properties officeooo:rsid="003bd136"/>
    </style:style>
    <style:style style:name="T20" style:family="text">
      <style:text-properties officeooo:rsid="003c8ae9"/>
    </style:style>
    <style:style style:name="T21" style:family="text">
      <style:text-properties officeooo:rsid="0042f71e"/>
    </style:style>
    <style:style style:name="T22" style:family="text">
      <style:text-properties officeooo:rsid="00485901"/>
    </style:style>
    <style:style style:name="T23" style:family="text">
      <style:text-properties officeooo:rsid="004bfe4a"/>
    </style:style>
    <style:style style:name="T24" style:family="text">
      <style:text-properties officeooo:rsid="0050687a"/>
    </style:style>
    <style:style style:name="T25" style:family="text">
      <style:text-properties officeooo:rsid="00525143"/>
    </style:style>
    <style:style style:name="T26" style:family="text">
      <style:text-properties officeooo:rsid="00526196"/>
    </style:style>
    <style:style style:name="T27" style:family="text">
      <style:text-properties officeooo:rsid="005525f2"/>
    </style:style>
    <style:style style:name="T28" style:family="text">
      <style:text-properties style:font-name="monospace" fo:font-size="12pt"/>
    </style:style>
    <style:style style:name="T29" style:family="text">
      <style:text-properties officeooo:rsid="0062608e"/>
    </style:style>
    <style:style style:name="T30" style:family="text">
      <style:text-properties officeooo:rsid="00668b4a"/>
    </style:style>
    <style:style style:name="T31" style:family="text">
      <style:text-properties officeooo:rsid="0067ead5"/>
    </style:style>
    <style:style style:name="T32" style:family="text">
      <style:text-properties officeooo:rsid="006c43a9"/>
    </style:style>
    <style:style style:name="T33" style:family="text">
      <style:text-properties officeooo:rsid="006e788a"/>
    </style:style>
    <style:style style:name="T34" style:family="text">
      <style:text-properties officeooo:rsid="00704b4e"/>
    </style:style>
    <style:style style:name="T35" style:family="text">
      <style:text-properties officeooo:rsid="0070b5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nuscript</text:p>
      <text:p text:style-name="P5"><text:span text:style-name="T27">Analytical</text:span><text:span text:style-name="T3"> </text:span><text:span text:style-name="T25">techniques</text:span><text:span text:style-name="T1"> </text:span><text:span text:style-name="T18">to </text:span><text:span text:style-name="T19">guide predicti</text:span><text:span text:style-name="T20">ng </text:span><text:span text:style-name="T24">multiple removals</text:span><text:span text:style-name="T20"> </text:span><text:span text:style-name="T26">in</text:span><text:span text:style-name="T25"> foster care</text:span></text:p>
      <text:p text:style-name="P2"/>
      <text:p text:style-name="P2"/>
      <text:p text:style-name="P12">Elsevier: </text:p>
      <text:p text:style-name="P12"><text:span text:style-name="T28">Abstract, Keywords, Introduction, Materials and Methods, Results, Conclusions, Artwork and Tables with Captions</text:span> </text:p>
      <text:p text:style-name="P12"/>
      <text:p text:style-name="P14">Abstract</text:p>
      <text:p text:style-name="P15">Classification project to spot children entering foster care system who are at-risk of multiple removals. <text:s/><text:span text:style-name="T30">Deriving features to aid in machine learning algorithms’ </text:span><text:span text:style-name="T31">accuracy.</text:span></text:p>
      <text:p text:style-name="P13"/>
      <text:p text:style-name="P14">Keywords</text:p>
      <text:p text:style-name="P13">foster care, child welfare, data mining, machine learning, data science</text:p>
      <text:p text:style-name="P13"/>
      <text:p text:style-name="P14">Introduction</text:p>
      <text:list xml:id="list1080574361" text:style-name="L1">
        <text:list-item>
          <text:p text:style-name="P16">How using ML on DCF records can help</text:p>
        </text:list-item>
        <text:list-item>
          <text:p text:style-name="P16">References to other papers</text:p>
        </text:list-item>
        <text:list-item>
          <text:p text:style-name="P16">Prior research done: note movements of children and how their successes are effected</text:p>
        </text:list-item>
        <text:list-item>
          <text:p text:style-name="P18">Messy data requires lots of feature engineering / derivation</text:p>
        </text:list-item>
        <text:list-item>
          <text:p text:style-name="P19">What does “removal” mean. Why is this important / why are we focusing on this</text:p>
        </text:list-item>
      </text:list>
      <text:p text:style-name="P13"/>
      <text:p text:style-name="P13"/>
      <text:p text:style-name="P14">Materials and Methods</text:p>
      <text:list xml:id="list940688444" text:style-name="L2">
        <text:list-item>
          <text:p text:style-name="P17">R Studio, Tidyverse</text:p>
        </text:list-item>
        <text:list-item>
          <text:p text:style-name="P17">40,000 cases and (x) number of children</text:p>
        </text:list-item>
        <text:list-item>
          <text:p text:style-name="P20">How many years of data?</text:p>
        </text:list-item>
        <text:list-item>
          <text:p text:style-name="P21">All columns in ML df –&gt; especially the derived ones</text:p>
        </text:list-item>
        <text:list-item>
          <text:p text:style-name="P22">RandomForest</text:p>
        </text:list-item>
        <text:list-item>
          <text:p text:style-name="P23">SHAP Values</text:p>
          <text:p text:style-name="P27"/>
        </text:list-item>
      </text:list>
      <text:p text:style-name="P13"/>
      <text:p text:style-name="P14">Results</text:p>
      <text:list xml:id="list1771794841" text:style-name="L3">
        <text:list-item>
          <text:p text:style-name="P24">Accuracy of models <text:span text:style-name="T29">(also: Precision, F-score ?)</text:span></text:p>
        </text:list-item>
        <text:list-item>
          <text:p text:style-name="P24">Program to make calculation</text:p>
        </text:list-item>
        <text:list-item>
          <text:p text:style-name="P25">Which columns mattered the most/least <text:span text:style-name="T33">(permutation importance?)</text:span></text:p>
        </text:list-item>
        <text:list-item>
          <text:p text:style-name="P25">Calculator for practitioner <text:span text:style-name="T32">made in python</text:span></text:p>
        </text:list-item>
      </text:list>
      <text:p text:style-name="P13"/>
      <text:p text:style-name="P13"/>
      <text:p text:style-name="P14">Conclusions</text:p>
      <text:list xml:id="list1451377579" text:style-name="L4">
        <text:list-item>
          <text:p text:style-name="P26">It is possible to use this sort of analysis “in-situ”</text:p>
        </text:list-item>
        <text:list-item>
          <text:p text:style-name="P26">With an experienced practitioner in the loop this could aid decision-making over at-risk children</text:p>
        </text:list-item>
      </text:list>
      <text:p text:style-name="P13"/>
      <text:p text:style-name="P13"/>
      <text:p text:style-name="P14">Artwork and Tables with Captions</text:p>
      <text:p text:style-name="P13"/>
      <text:p text:style-name="P2"/>
      <text:list xml:id="list3555021186" text:style-name="L5">
        <text:list-item>
          <text:p text:style-name="P28">Background of prior research</text:p>
          <text:list>
            <text:list-item>
              <text:p text:style-name="P30">Overall insight into children’s movements <text:span text:style-name="T13">within system, </text:span><text:span text:style-name="T14">best characteristics from the data</text:span></text:p>
            </text:list-item>
            <text:list-item>
              <text:p text:style-name="P30"><text:soft-page-break/>Successful <text:span text:style-name="T15">research –&gt; </text:span><text:s/>good insight into what best placement(s) etc are</text:p>
            </text:list-item>
          </text:list>
        </text:list-item>
      </text:list>
      <text:p text:style-name="P7"/>
      <text:list xml:id="list33742121998895" text:continue-numbering="true" text:style-name="L5">
        <text:list-item>
          <text:p text:style-name="P28"><text:span text:style-name="T12">Now, f</text:span>ocus on modeling and prediction of <text:span text:style-name="T4">removals </text:span><text:span text:style-name="T6">specifically</text:span></text:p>
          <text:list>
            <text:list-item>
              <text:p text:style-name="P31"><text:span text:style-name="T6">U</text:span><text:span text:style-name="T5">se ranking system for </text:span><text:span text:style-name="T8">placement_factor</text:span><text:span text:style-name="T5"> </text:span><text:span text:style-name="T7">in ML_frame</text:span></text:p>
            </text:list-item>
            <text:list-item>
              <text:p text:style-name="P32"><text:span text:style-name="T7">C</text:span><text:span text:style-name="T5">reating a classification problem out of enormous data</text:span></text:p>
            </text:list-item>
            <text:list-item>
              <text:p text:style-name="P33">Supervised learning</text:p>
            </text:list-item>
          </text:list>
        </text:list-item>
      </text:list>
      <text:p text:style-name="P10"/>
      <text:list xml:id="list33742167679668" text:continue-numbering="true" text:style-name="L5">
        <text:list-item>
          <text:p text:style-name="P34"><text:span text:style-name="T5">Explain “severity” measurement </text:span><text:span text:style-name="T11">(or “circular” case designation)</text:span></text:p>
          <text:list>
            <text:list-item>
              <text:p text:style-name="P35"><text:span text:style-name="T5">Was focusing on placements before </text:span><text:span text:style-name="T9">(and leading to adoption / exiting system)</text:span></text:p>
              <text:list>
                <text:list-item>
                  <text:p text:style-name="P36"><text:span text:style-name="T9">o</text:span><text:span text:style-name="T5">ptimal route through the system</text:span></text:p>
                </text:list-item>
              </text:list>
            </text:list-item>
            <text:list-item>
              <text:p text:style-name="P35"><text:span text:style-name="T5">Now focusing </text:span><text:span text:style-name="T10">more closely </text:span><text:span text:style-name="T5">on number of removals</text:span></text:p>
            </text:list-item>
          </text:list>
        </text:list-item>
      </text:list>
      <text:p text:style-name="P11"/>
      <text:list xml:id="list33743077969368" text:continue-numbering="true" text:style-name="L5">
        <text:list-item>
          <text:p text:style-name="P37">Data</text:p>
          <text:list>
            <text:list-item>
              <text:p text:style-name="P37">Basic description</text:p>
            </text:list-item>
            <text:list-item>
              <text:p text:style-name="P37">Removals df in particular gives insight into what I’m looking at</text:p>
            </text:list-item>
            <text:list-item>
              <text:p text:style-name="P29">New data</text:p>
            </text:list-item>
            <text:list-item>
              <text:p text:style-name="P38">IRS Data from tax returns 201<text:span text:style-name="T35">8</text:span></text:p>
            </text:list-item>
          </text:list>
        </text:list-item>
      </text:list>
      <text:p text:style-name="P3"/>
      <text:list xml:id="list33742512004461" text:continue-numbering="true" text:style-name="L5">
        <text:list-item>
          <text:p text:style-name="P39"><text:span text:style-name="T21">Modeling features and </text:span>Feature engineering</text:p>
          <text:list>
            <text:list-item>
              <text:p text:style-name="P40">Conglomerating case by case</text:p>
            </text:list-item>
            <text:list-item>
              <text:p text:style-name="P41">Feature engineering</text:p>
            </text:list-item>
            <text:list-item>
              <text:p text:style-name="P42">Placement vs. Removal – <text:span text:style-name="T2">child can have a placement without removal</text:span></text:p>
            </text:list-item>
            <text:list-item>
              <text:p text:style-name="P43">Problems in ages as ages change with cases</text:p>
            </text:list-item>
            <text:list-item>
              <text:p text:style-name="P44">Number of caregivers vs. Number of participants</text:p>
            </text:list-item>
            <text:list-item>
              <text:p text:style-name="P45">Using ranking of relative vs. Non-relative <text:span text:style-name="T17">vs. Other</text:span></text:p>
            </text:list-item>
            <text:list-item>
              <text:p text:style-name="P46">Using current date to track cases in progress</text:p>
            </text:list-item>
          </text:list>
        </text:list-item>
      </text:list>
      <text:p text:style-name="P4"/>
      <text:list xml:id="list33742552011965" text:continue-numbering="true" text:style-name="L5">
        <text:list-item>
          <text:p text:style-name="P28">Modeling – <text:span text:style-name="T22">classification</text:span></text:p>
          <text:list>
            <text:list-item>
              <text:p text:style-name="P47">RandomForest</text:p>
            </text:list-item>
            <text:list-item>
              <text:p text:style-name="P47">XGBoost</text:p>
            </text:list-item>
          </text:list>
        </text:list-item>
      </text:list>
      <text:p text:style-name="P6"/>
      <text:p text:style-name="P6"/>
      <text:list xml:id="list33741330115873" text:continue-numbering="true" text:style-name="L5">
        <text:list-item>
          <text:p text:style-name="P28">Results</text:p>
          <text:list>
            <text:list-item>
              <text:p text:style-name="P48">permutation importance</text:p>
            </text:list-item>
            <text:list-item>
              <text:p text:style-name="P50">Mean <text:span text:style-name="T23">Accuracy</text:span></text:p>
            </text:list-item>
            <text:list-item>
              <text:p text:style-name="P49"><text:span text:style-name="T16">Further </text:span>Accuracy <text:span text:style-name="T16">measures?</text:span></text:p>
              <text:list>
                <text:list-item>
                  <text:p text:style-name="P51">F score</text:p>
                </text:list-item>
                <text:list-item>
                  <text:p text:style-name="P51">True Positive</text:p>
                </text:list-item>
                <text:list-item>
                  <text:p text:style-name="P52">Precision</text:p>
                </text:list-item>
              </text:list>
            </text:list-item>
          </text:list>
        </text:list-item>
      </text:list>
      <text:p text:style-name="P8"/>
      <text:list xml:id="list33741512868338" text:continue-numbering="true" text:style-name="L5">
        <text:list-item>
          <text:p text:style-name="P53">Conclusions</text:p>
        </text:list-item>
      </text:list>
      <text:p text:style-name="P9"/>
      <text:list xml:id="list33742064363153" text:continue-numbering="true" text:style-name="L5">
        <text:list-item>
          <text:p text:style-name="P53">Discussion and Difficulties</text:p>
          <text:list>
            <text:list-item>
              <text:p text:style-name="P53">Complete data</text:p>
            </text:list-item>
            <text:list-item>
              <text:p text:style-name="P53">Duplicate case ID’s 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9T19:53:17.302000000</meta:creation-date>
    <dc:date>2021-03-13T03:37:41.115000000</dc:date>
    <meta:editing-duration>PT9H32M41S</meta:editing-duration>
    <meta:editing-cycles>84</meta:editing-cycles>
    <meta:generator>LibreOffice/7.0.4.2$Windows_X86_64 LibreOffice_project/dcf040e67528d9187c66b2379df5ea4407429775</meta:generator>
    <meta:document-statistic meta:table-count="0" meta:image-count="0" meta:object-count="0" meta:page-count="2" meta:paragraph-count="69" meta:word-count="438" meta:character-count="2679" meta:non-whitespace-character-count="2358"/>
  </office:meta>
</office:document-meta>
</file>